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T1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lanning des séances d'Architectures des processeurs</text:span></text:p>
      <text:p text:style-name="Standard"/>
      <text:p text:style-name="Standard"/>
      <text:list xml:id="list6623343196208145511" text:style-name="L1">
        <text:list-item>
          <text:p text:style-name="P1">Performances des systèmes multiprocesseurs</text:p>
        </text:list-item>
        <text:list-item>
          <text:p text:style-name="P1">Pipeline</text:p>
        </text:list-item>
        <text:list-item>
          <text:p text:style-name="P1">Architecture des mémoires cache</text:p>
        </text:list-item>
        <text:list-item>
          <text:p text:style-name="P1">Introduction aux systèmes multiprocesseurs</text:p>
        </text:list-item>
        <text:list-item>
          <text:p text:style-name="P1">Le processeur MMPA de Kalray</text:p>
        </text:list-item>
        <text:list-item>
          <text:p text:style-name="P1">Génération dynamique de code</text:p>
        </text:list-item>
        <text:list-item>
          <text:p text:style-name="P1"><text:s/>Les réseaux sur puce</text:p>
        </text:list-item>
      </text:list>
      <text:p text:style-name="Standard"/>
      <text:list xml:id="list971009010317138777" text:style-name="L2">
        <text:list-item>
          <text:p text:style-name="P2">TD ???</text:p>
        </text:list-item>
        <text:list-item>
          <text:p text:style-name="P2">TD 2 : génération dynamique de code</text:p>
        </text:list-item>
      </text:list>
      <text:p text:style-name="Standard"/>
      <text:p text:style-name="Standard"/>
      <text:p text:style-name="Standard"/>
      <text:p text:style-name="Standard">2016/2017</text:p>
      <text:p text:style-name="Standard"/>
      <text:list xml:id="list6820099565340906066" text:style-name="L3">
        <text:list-item>
          <text:p text:style-name="P3">Performances des systèmes multiprocesseurs<text:tab/><text:tab/>HPC<text:tab/>16 sept</text:p>
        </text:list-item>
        <text:list-item>
          <text:p text:style-name="P3">Pipeline<text:tab/><text:tab/><text:tab/><text:tab/><text:tab/><text:tab/><text:tab/>FR<text:tab/>30 sept<text:tab/></text:p>
        </text:list-item>
        <text:list-item>
          <text:p text:style-name="P3">Architecture des mémoires cache<text:tab/><text:tab/><text:tab/><text:tab/>FR<text:tab/>7 oct<text:tab/></text:p>
        </text:list-item>
        <text:list-item>
          <text:p text:style-name="P3">Introduction aux systèmes multiprocesseurs<text:tab/><text:tab/><text:tab/>HPC<text:tab/>21 oct<text:tab/></text:p>
        </text:list-item>
        <text:list-item>
          <text:p text:style-name="P3">Le processeur MMPA de Kalray<text:tab/><text:tab/><text:tab/><text:tab/>xxx<text:tab/>4 nov<text:tab/><text:tab/></text:p>
        </text:list-item>
        <text:list-item>
          <text:p text:style-name="P3">Génération dynamique de code<text:tab/><text:tab/><text:tab/><text:tab/>HPC<text:tab/>18 nov</text:p>
        </text:list-item>
        <text:list-item>
          <text:p text:style-name="P3">Les réseaux sur puce <text:s/><text:tab/><text:tab/><text:tab/><text:tab/><text:tab/><text:tab/>FR<text:tab/>25 nov</text:p>
        </text:list-item>
      </text:list>
      <text:p text:style-name="Standard"/>
      <text:list xml:id="list8818282837405746684" text:style-name="L4">
        <text:list-item>
          <text:p text:style-name="P4">TD ???<text:tab/><text:tab/><text:tab/><text:tab/><text:tab/><text:tab/><text:tab/><text:tab/>HPC<text:tab/>14 oct</text:p>
        </text:list-item>
        <text:list-item>
          <text:p text:style-name="P4">TD 2 : génération dynamique de code<text:tab/><text:tab/><text:tab/>HPC<text:tab/>2 déc</text:p>
        </text:list-item>
      </text:list>
      <text:p text:style-name="Standard"/>
      <text:p text:style-name="Standard"/>
      <text:p text:style-name="Standard">HPC : 6h de cours, 4h de TD</text:p>
      <text:p text:style-name="Standard">FR : 6h de cours</text:p>
      <text:p text:style-name="Standard">xxx : 2h de co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宋体" style:font-family-asian="宋体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09:22:27</meta:creation-date>
    <dc:date>2016-09-19T09:43:11.518474992</dc:date>
    <meta:editing-duration>PT16M40S</meta:editing-duration>
    <meta:editing-cycles>6</meta:editing-cycles>
    <meta:generator>LibreOffice/5.2.0.4$Linux_X86_64 LibreOffice_project/066b007f5ebcc236395c7d282ba488bca6720265</meta:generator>
    <dc:creator>Henri-Pierre Charles</dc:creator>
    <meta:document-statistic meta:table-count="0" meta:image-count="0" meta:object-count="0" meta:page-count="1" meta:paragraph-count="23" meta:word-count="140" meta:character-count="772" meta:non-whitespace-character-count="633"/>
  </office:meta>
</office:document-meta>
</file>